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fo:color="#800000" style:font-name="Times New Roman" fo:font-size="10pt" style:font-size-asian="10pt" style:font-size-complex="10pt"/>
    </style:style>
    <style:style style:name="P2" style:family="paragraph" style:parent-style-name="Text_20_body">
      <style:paragraph-properties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ext_20_body">
      <style:paragraph-properties fo:margin-top="0cm" fo:margin-bottom="0cm" fo:text-align="start" style:justify-single-word="false" fo:background-color="#ffcc99">
        <style:background-image/>
      </style:paragraph-properties>
      <style:text-properties style:use-window-font-color="true" style:font-name="Trebuchet MS" style:text-underline-style="none" fo:font-weight="normal" style:font-weight-asian="normal" style:font-weight-complex="normal"/>
    </style:style>
    <style:style style:name="P5" style:family="paragraph" style:parent-style-name="Text_20_body">
      <style:paragraph-properties fo:margin-top="0cm" fo:margin-bottom="0cm" fo:text-align="start" style:justify-single-word="false" fo:background-color="#ffcc99">
        <style:background-image/>
      </style:paragraph-properties>
      <style:text-properties style:use-window-font-color="true" style:font-name="Trebuchet MS" fo:font-size="10pt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Text_20_body">
      <style:paragraph-properties fo:text-align="center" style:justify-single-word="false" fo:background-color="#ffcc99">
        <style:background-image/>
      </style:paragraph-properties>
      <style:text-properties style:use-window-font-color="true" style:font-name="Trebuchet M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8" style:family="paragraph" style:parent-style-name="Heading_20_1">
      <style:paragraph-properties fo:text-align="center" style:justify-single-word="false" fo:background-color="#ff9999">
        <style:background-image/>
      </style:paragraph-properties>
      <style:text-properties style:use-window-font-color="true" style:text-underline-style="solid" style:text-underline-width="auto" style:text-underline-color="font-color"/>
    </style:style>
    <style:style style:name="P9" style:family="paragraph" style:parent-style-name="Heading_20_1">
      <style:paragraph-properties fo:margin-top="0.42cm" fo:margin-bottom="0cm" fo:text-align="center" style:justify-single-word="false" fo:background-color="#ff9999">
        <style:background-image/>
      </style:paragraph-properties>
      <style:text-properties style:use-window-font-color="true" fo:font-size="12pt" style:text-underline-style="solid" style:text-underline-width="auto" style:text-underline-color="font-color" style:font-size-asian="12pt" style:font-size-complex="12pt"/>
    </style:style>
    <style:style style:name="P10" style:family="paragraph" style:parent-style-name="Text_20_body">
      <style:paragraph-properties fo:margin-top="0cm" fo:margin-bottom="0cm"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11" style:family="paragraph" style:parent-style-name="Text_20_body">
      <style:paragraph-properties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12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13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14" style:family="paragraph" style:parent-style-name="List_20_Paragraph">
      <style:paragraph-properties fo:margin-left="0cm" fo:margin-right="0cm" fo:margin-top="0cm" fo:margin-bottom="0.21cm" fo:text-align="start" style:justify-single-word="false" fo:text-indent="0cm" style:auto-text-indent="false"/>
      <style:text-properties style:use-window-font-color="true" style:font-name="Trebuchet MS" fo:font-size="12pt" style:text-underline-style="none" fo:font-weight="normal" style:font-size-asian="12pt" style:font-weight-asian="normal" style:font-size-complex="12pt" style:font-weight-complex="normal"/>
    </style:style>
    <style:style style:name="P15" style:family="paragraph" style:parent-style-name="List_20_Paragraph" style:list-style-name="WWNum2">
      <style:paragraph-properties fo:margin-left="0cm" fo:margin-right="0cm" fo:margin-top="0cm" fo:margin-bottom="0.21cm" fo:text-align="start" style:justify-single-word="false" fo:text-indent="0cm" style:auto-text-indent="false"/>
      <style:text-properties style:use-window-font-color="true" style:font-name="Trebuchet MS" fo:font-size="12pt" style:text-underline-style="none" fo:font-weight="normal" style:font-size-asian="12pt" style:font-weight-asian="normal" style:font-size-complex="12pt" style:font-weight-complex="normal"/>
    </style:style>
    <style:style style:name="P16" style:family="paragraph" style:parent-style-name="List_20_Paragraph">
      <style:paragraph-properties fo:margin-left="0cm" fo:margin-right="0cm" fo:margin-top="0cm" fo:margin-bottom="0.21cm" fo:text-align="start" style:justify-single-word="false" fo:text-indent="0cm" style:auto-text-indent="false"/>
      <style:text-properties style:use-window-font-color="true" style:font-name="Trebuchet MS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List_20_Paragraph" style:list-style-name="WWNum2">
      <style:paragraph-properties fo:margin-left="0cm" fo:margin-right="0cm" fo:margin-top="0cm" fo:margin-bottom="0.21cm" fo:text-align="start" style:justify-single-word="false" fo:text-indent="0cm" style:auto-text-indent="false"/>
      <style:text-properties style:use-window-font-color="true" style:font-name="Trebuchet MS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List_20_Paragraph">
      <style:paragraph-properties fo:margin-left="0cm" fo:margin-right="0cm" fo:margin-top="0cm" fo:margin-bottom="0.21cm" fo:text-align="start" style:justify-single-word="false" fo:text-indent="0cm" style:auto-text-indent="false"/>
      <style:text-properties style:use-window-font-color="true" style:font-name="Trebuchet MS" fo:font-size="12pt" style:text-underline-style="none" fo:font-weight="normal" style:font-size-asian="12pt" style:font-weight-asian="normal" style:font-size-complex="12pt" style:font-weight-complex="normal"/>
    </style:style>
    <style:style style:name="P19" style:family="paragraph" style:parent-style-name="List_20_Paragraph">
      <style:paragraph-properties fo:margin-left="0cm" fo:margin-right="0cm" fo:margin-top="0cm" fo:margin-bottom="0.21cm" fo:text-align="start" style:justify-single-word="false" fo:text-indent="0cm" style:auto-text-indent="false"/>
    </style:style>
    <style:style style:name="P20" style:family="paragraph" style:parent-style-name="List_20_Paragraph">
      <style:paragraph-properties fo:margin-left="0cm" fo:margin-right="0cm" fo:text-indent="0cm" style:auto-text-indent="false"/>
    </style:style>
    <style:style style:name="P21" style:family="paragraph" style:parent-style-name="List_20_Paragraph">
      <style:paragraph-properties fo:margin-left="0cm" fo:margin-right="0cm" fo:text-indent="0cm" style:auto-text-indent="false"/>
      <style:text-properties style:font-name="Trebuchet MS" fo:font-size="12pt" style:font-size-asian="12pt" style:font-size-complex="12pt"/>
    </style:style>
    <style:style style:name="P22" style:family="paragraph" style:parent-style-name="List_20_Paragraph">
      <style:paragraph-properties fo:margin-left="0cm" fo:margin-right="0cm" fo:text-indent="0cm" style:auto-text-indent="false"/>
      <style:text-properties fo:font-size="14pt" style:font-size-asian="14pt" style:font-size-complex="14pt"/>
    </style:style>
    <style:style style:name="P23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fo:font-size="14pt" style:font-size-asian="14pt" style:font-size-complex="14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rebuchet MS" fo:font-size="12pt" style:text-underline-style="none" fo:font-weight="normal" style:font-size-asian="12pt" style:font-weight-asian="normal" style:font-size-complex="12pt" style:font-weight-complex="normal"/>
    </style:style>
    <style:style style:name="T3" style:family="text">
      <style:text-properties style:use-window-font-color="true" style:font-name="Trebuchet M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text-position="-33% 58%"/>
    </style:style>
    <style:style style:name="T7" style:family="text">
      <style:text-properties style:font-name="Trebuchet MS" fo:font-size="12pt" style:font-size-asian="12pt" style:font-size-complex="12pt"/>
    </style:style>
    <style:style style:name="T8" style:family="text">
      <style:text-properties style:font-name="Trebuchet MS" fo:font-size="14pt" style:font-size-asian="14pt" style:font-size-complex="14pt"/>
    </style:style>
    <style:style style:name="fr1" style:family="graphic" style:parent-style-name="Frame">
      <style:graphic-properties style:run-through="foreground" style:wrap="none" style:vertical-pos="from-top" style:vertical-rel="paragraph" style:horizontal-pos="center" style:horizontal-rel="paragraph"/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Projet 6 : Compte-rendu de l'étude scientifique</text:h>
      <text:h text:style-name="P9" text:outline-level="1">08/06/2018</text:h>
      <text:p text:style-name="P2"/>
      <text:p text:style-name="P6">Rôles :</text:p>
      <text:p text:style-name="P4"><text:tab/><text:tab/><text:tab/><text:tab/><text:span text:style-name="T1">Matthieu CARTERON<text:tab/>: Chef de projet, planification</text:span></text:p>
      <text:p text:style-name="P5"><text:tab/><text:tab/><text:tab/><text:tab/>Raphaëlle-Elvira<text:tab/>: Responsable de la communication réseau</text:p>
      <text:p text:style-name="P5"><text:tab/><text:tab/><text:tab/><text:tab/>Robin CALLET<text:tab/><text:tab/>: Responsable de l'étude scientifique</text:p>
      <text:p text:style-name="P5"><text:tab/><text:tab/><text:tab/><text:tab/>Killian DEROCHE<text:tab/>: Gestionnaire du matériel</text:p>
      <text:p text:style-name="P11"/>
      <text:p text:style-name="P3">1. Accélération :</text:p>
      <text:p text:style-name="P10"><text:span text:style-name="T5">Calcul de l’accélération pour atteindre la vitesse max en 1 seconde :</text:span></text:p>
      <text:p text:style-name="P13"><draw:frame draw:style-name="fr1" draw:name="Cadre1" text:anchor-type="paragraph" svg:y="0.201cm" svg:width="15.108cm" draw:z-index="0"><draw:text-box fo:min-height="0.871cm"><text:p text:style-name="P7">A = ( v2 – v1 ) / t = ( 0 – 1 ) / 1 = 1m/s²</text:p></draw:text-box></draw:frame><text:span text:style-name="T5"/></text:p>
      <text:p text:style-name="P3">2. Force exercée :</text:p>
      <text:list xml:id="list4699618324318802975" text:style-name="WWNum2">
        <text:list-header>
          <text:p text:style-name="P15">Force exercée sur le prototype lors de l’accélération :</text:p>
        </text:list-header>
      </text:list>
      <text:p text:style-name="P14"><draw:frame draw:style-name="fr1" draw:name="Cadre2" text:anchor-type="paragraph" svg:y="0.201cm" svg:width="15.108cm" draw:z-index="1"><draw:text-box fo:min-height="0.871cm"><text:p text:style-name="P7">F = m ∗ a = 1 ∗ 1 = 1N</text:p></draw:text-box></draw:frame></text:p>
      <text:p text:style-name="P3">3. Force tangentielle :</text:p>
      <text:list xml:id="list33689241" text:continue-numbering="true" text:style-name="WWNum2">
        <text:list-header>
          <text:p text:style-name="P17"><draw:frame draw:style-name="fr2" draw:name="Cadre3" text:anchor-type="paragraph" svg:x="0.947cm" svg:y="0.699cm" svg:width="15.108cm" draw:z-index="2"><draw:text-box fo:min-height="0.871cm"><text:p text:style-name="P7">F<text:span text:style-name="T6">tan</text:span> = a ∗ m = 1N</text:p></draw:text-box></draw:frame>Force tangentielle s'appliquant sur la roue :</text:p>
        </text:list-header>
      </text:list>
      <text:p text:style-name="P3"/>
      <text:p text:style-name="P3">4. Couple exercé :</text:p>
      <text:p text:style-name="P19"><draw:frame draw:style-name="fr2" draw:name="Cadre4" text:anchor-type="paragraph" svg:x="0.947cm" svg:y="0.699cm" svg:width="15.108cm" draw:z-index="3"><draw:text-box fo:min-height="0.871cm"><text:p text:style-name="P7">𝐶 = 𝐹 ∗ (D/2) = 1 ∗ 0.0325 = 0.0325N.m</text:p></draw:text-box></draw:frame><text:span text:style-name="T2">Couple qui s’exerce sur la roue :</text:span></text:p>
      <text:p text:style-name="P19"><text:span text:style-name="T2"/></text:p>
      <text:p text:style-name="P19"><text:span text:style-name="T3">5. Distance parcourue :</text:span></text:p>
      <text:p text:style-name="P19"><text:span text:style-name="T7">Distance parcourue en 1 tour de la roue = 2 </text:span><text:span text:style-name="T8">∗</text:span><text:span text:style-name="T7"> π </text:span><text:span text:style-name="T8">∗</text:span><text:span text:style-name="T7"> r ≈ 0.204m.</text:span></text:p>
      <text:p text:style-name="P21">Ce qui veut dire que pour faire un mètre la roue doit faire 5 tour.</text:p>
      <text:p text:style-name="P14">Donc vitesse de rotation = 5 tr/s = 31.5 rad/s.</text:p>
      <text:p text:style-name="P14"/>
      <text:p text:style-name="P3">6. Puissance motopropulseur :</text:p>
      <text:list xml:id="list33686963" text:continue-numbering="true" text:style-name="WWNum2">
        <text:list-header>
          <text:p text:style-name="P17"><draw:frame draw:style-name="fr2" draw:name="Cadre5" text:anchor-type="paragraph" svg:x="0.947cm" svg:y="0.699cm" svg:width="15.108cm" draw:z-index="4"><draw:text-box fo:min-height="0.871cm"><text:p text:style-name="P23">P = ω ∗ C = 0.0325 ∗ 31.5 = 1W</text:p></draw:text-box></draw:frame>Puissance totale du motopropulseur :</text:p>
        </text:list-header>
      </text:list>
      <text:p text:style-name="P3"/>
      <text:p text:style-name="P3">7. Intensité motopropulseur :</text:p>
      <text:list xml:id="list33712466" text:continue-numbering="true" text:style-name="WWNum2">
        <text:list-header>
          <text:p text:style-name="P17"><draw:frame draw:style-name="fr2" draw:name="Cadre6" text:anchor-type="paragraph" svg:x="0.947cm" svg:y="0.699cm" svg:width="15.108cm" draw:z-index="5"><draw:text-box fo:min-height="0.871cm"><text:p text:style-name="P20"><text:span text:style-name="T4">P <text:s/>= U ∗ I = 1 = 3.7 ∗ I</text:span></text:p><text:p text:style-name="P23">I = 1 / 3.7 = 270mA</text:p></draw:text-box></draw:frame>Intensité totale du motopropulseur :</text:p>
        </text:list-header>
      </text:list>
      <text:p text:style-name="P16"/>
      <text:p text:style-name="P3">8. Autonomie :</text:p>
      <text:list xml:id="list33697136" text:continue-numbering="true" text:style-name="WWNum2">
        <text:list-header>
          <text:p text:style-name="P17"><draw:frame draw:style-name="fr2" draw:name="Cadre7" text:anchor-type="paragraph" svg:x="0.947cm" svg:y="0.699cm" svg:width="15.108cm" draw:z-index="6"><draw:text-box fo:min-height="0.871cm"><text:p text:style-name="P22">Autonomie = 800 / 270 ∗ 0.7 <text:bookmark text:name="_GoBack"/>= 2 heures</text:p></draw:text-box></draw:frame>Autonomie de la batterie :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ogigramme" style:family="paragraph" style:parent-style-name="Caption"/>
    <style:style style:name="Opérateur" style:family="paragraph" style:parent-style-name="Caption"/>
    <style:style style:name="Frame_20_contents" style:display-name="Frame contents" style:family="paragraph" style:parent-style-name="Text_20_body" style:class="extra"/>
    <style:style style:name="Circuit" style:family="paragraph" style:parent-style-name="Caption"/>
    <style:style style:name="Schéma" style:family="paragraph" style:parent-style-name="Caption"/>
    <style:style style:name="Organigramme" style:family="paragraph" style:parent-style-name="Caption"/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color="#800000" style:font-name="Times New Roman" fo:font-size="10pt" style:font-size-asian="10pt" style:font-size-complex="10pt"/>
    </style:style>
    <style:page-layout style:name="Mpm1">
      <style:page-layout-properties fo:page-width="21.001cm" fo:page-height="36.999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Robin CALLET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thien Carteron</meta:initial-creator>
    <meta:creation-date>2017-09-25T14:23:33.78</meta:creation-date>
    <dc:date>2018-06-08T13:50:19.27</dc:date>
    <meta:editing-duration>P1DT14H42M33S</meta:editing-duration>
    <meta:editing-cycles>464</meta:editing-cycles>
    <meta:generator>OpenOffice/4.1.5$Win32 OpenOffice.org_project/415m1$Build-9789</meta:generator>
    <dc:creator>Matthieu Carteron</dc:creator>
    <meta:document-statistic meta:table-count="0" meta:image-count="0" meta:object-count="0" meta:page-count="1" meta:paragraph-count="34" meta:word-count="248" meta:character-count="1170"/>
  </office:meta>
</office:document-meta>
</file>